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847cm" svg:y="25.75cm">
            <draw:object draw:notify-on-update-of-ranges="Sheet1.H54:Sheet1.H54 Sheet1.H54:Sheet1.H57 Sheet1.I53:Sheet1.I57 Sheet1.I54:Sheet1.I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2.286cm" svg:height="8.999cm" svg:x="6.865cm" svg:y="8.839cm">
            <draw:object draw:notify-on-update-of-ranges="Sheet1.D13:Sheet1.D13 Sheet1.D14:Sheet1.D16 Sheet1.E12:Sheet1.E16 Sheet1.E14:Sheet1.E16 Sheet1.D13:Sheet1.D13 Sheet1.D14:Sheet1.D16 Sheet1.F12:Sheet1.F16 Sheet1.F14:Sheet1.F16 Sheet1.D13:Sheet1.D13 Sheet1.D14:Sheet1.D16 Sheet1.G12:Sheet1.G16 Sheet1.G14:Sheet1.G16 Sheet1.D13:Sheet1.D13 Sheet1.D14:Sheet1.D16 Sheet1.H12:Sheet1.H16 Sheet1.H14:Sheet1.H16 Sheet1.D13:Sheet1.D13 Sheet1.D14:Sheet1.D16 Sheet1.I12:Sheet1.I16 Sheet1.I14:Sheet1.I16 Sheet1.D13:Sheet1.D13 Sheet1.D14:Sheet1.D16 Sheet1.J12:Sheet1.J16 Sheet1.J14:Sheet1.J16 Sheet1.D13:Sheet1.D13 Sheet1.D14:Sheet1.D16 Sheet1.K12:Sheet1.K16 Sheet1.K14:Sheet1.K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6.0276e-05</text:p>
          </table:table-cell>
          <table:table-cell table:style-name="ce2" office:value-type="string" calcext:value-type="string">
            <text:p>5.7408e-05</text:p>
          </table:table-cell>
          <table:table-cell table:style-name="ce2" office:value-type="float" office:value="0.004698" calcext:value-type="float">
            <text:p>0.004698</text:p>
          </table:table-cell>
          <table:table-cell table:style-name="ce2" office:value-type="string" calcext:value-type="string">
            <text:p>1.7293e-05</text:p>
          </table:table-cell>
          <table:table-cell table:style-name="ce2" office:value-type="float" office:value="0.01284" calcext:value-type="float">
            <text:p>0.01284</text:p>
          </table:table-cell>
          <table:table-cell table:style-name="ce2" office:value-type="float" office:value="0.01535" calcext:value-type="float">
            <text:p>0.01535</text:p>
          </table:table-cell>
          <table:table-cell table:style-name="ce2" office:value-type="float" office:value="0.01783" calcext:value-type="float">
            <text:p>0.01783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string" calcext:value-type="string">
            <text:p>0.00180025</text:p>
          </table:table-cell>
          <table:table-cell table:style-name="ce2" office:value-type="string" calcext:value-type="string">
            <text:p>1.6186e-05</text:p>
          </table:table-cell>
          <table:table-cell table:style-name="ce2" office:value-type="string" calcext:value-type="string">
            <text:p>8.8453e-05</text:p>
          </table:table-cell>
          <table:table-cell table:style-name="ce2" office:value-type="string" calcext:value-type="string">
            <text:p>6.4004e-05</text:p>
          </table:table-cell>
          <table:table-cell table:style-name="ce2" office:value-type="string" calcext:value-type="string">
            <text:p>8.0482e-05</text:p>
          </table:table-cell>
          <table:table-cell table:style-name="ce2" office:value-type="string" calcext:value-type="string">
            <text:p>9.9177e-05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0.00480056</text:p>
          </table:table-cell>
          <table:table-cell table:style-name="ce2" office:value-type="string" calcext:value-type="string">
            <text:p>0.00410218</text:p>
          </table:table-cell>
          <table:table-cell table:style-name="ce2" office:value-type="string" calcext:value-type="string">
            <text:p>1.7308e-05</text:p>
          </table:table-cell>
          <table:table-cell table:style-name="ce2" office:value-type="string" calcext:value-type="string">
            <text:p>0.000156858</text:p>
          </table:table-cell>
          <table:table-cell table:style-name="ce2" office:value-type="string" calcext:value-type="string">
            <text:p>0.000117649</text:p>
          </table:table-cell>
          <table:table-cell table:style-name="ce2" office:value-type="string" calcext:value-type="string">
            <text:p>0.000135689</text:p>
          </table:table-cell>
          <table:table-cell table:style-name="ce2" office:value-type="string" calcext:value-type="string">
            <text:p>0.00019365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24714</text:p>
          </table:table-cell>
          <table:table-cell table:style-name="ce2" office:value-type="string" calcext:value-type="string">
            <text:p>0.0829877</text:p>
          </table:table-cell>
          <table:table-cell table:style-name="ce2" office:value-type="string" calcext:value-type="string">
            <text:p>0.000102702</text:p>
          </table:table-cell>
          <table:table-cell table:style-name="ce2" office:value-type="string" calcext:value-type="string">
            <text:p>0.00084187</text:p>
          </table:table-cell>
          <table:table-cell table:style-name="ce2" office:value-type="string" calcext:value-type="string">
            <text:p>0.000631114 <text:s/></text:p>
          </table:table-cell>
          <table:table-cell table:style-name="ce2" office:value-type="string" calcext:value-type="string">
            <text:p><text:s text:c="3"/>0.000823735</text:p>
          </table:table-cell>
          <table:table-cell table:style-name="ce2" office:value-type="string" calcext:value-type="string">
            <text:p><text:s text:c="4"/>0.000997719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select</text:p>
          </table:table-cell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quick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heap</text:p>
          </table:table-cell>
          <table:table-cell table:style-name="ce2" office:value-type="string" calcext:value-type="string">
            <text:p>my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00060276" calcext:value-type="float">
            <text:p>6.03E-05</text:p>
          </table:table-cell>
          <table:table-cell table:style-name="ce3" office:value-type="float" office:value="0.000057408" calcext:value-type="float">
            <text:p>5.74E-05</text:p>
          </table:table-cell>
          <table:table-cell table:style-name="ce2" office:value-type="float" office:value="0.004698" calcext:value-type="float">
            <text:p>0.004698</text:p>
          </table:table-cell>
          <table:table-cell table:style-name="ce3" office:value-type="float" office:value="0.000017293" calcext:value-type="float">
            <text:p>1.73E-05</text:p>
          </table:table-cell>
          <table:table-cell table:style-name="ce2" office:value-type="float" office:value="0.01284" calcext:value-type="float">
            <text:p>0.01284</text:p>
          </table:table-cell>
          <table:table-cell table:style-name="ce2" office:value-type="float" office:value="0.01535" calcext:value-type="float">
            <text:p>0.01535</text:p>
          </table:table-cell>
          <table:table-cell table:style-name="ce2" office:value-type="float" office:value="0.01783" calcext:value-type="float">
            <text:p>0.0178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0.00180025" calcext:value-type="float">
            <text:p>0.00180025</text:p>
          </table:table-cell>
          <table:table-cell table:style-name="ce3" office:value-type="float" office:value="0.000016186" calcext:value-type="float">
            <text:p>1.62E-05</text:p>
          </table:table-cell>
          <table:table-cell table:style-name="ce3" office:value-type="float" office:value="0.000088453" calcext:value-type="float">
            <text:p>8.85E-05</text:p>
          </table:table-cell>
          <table:table-cell table:style-name="ce3" office:value-type="float" office:value="0.000064004" calcext:value-type="float">
            <text:p>6.40E-05</text:p>
          </table:table-cell>
          <table:table-cell table:style-name="ce3" office:value-type="float" office:value="0.000080482" calcext:value-type="float">
            <text:p>8.05E-05</text:p>
          </table:table-cell>
          <table:table-cell table:style-name="ce3" office:value-type="float" office:value="0.000099177" calcext:value-type="float">
            <text:p>9.92E-05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480056" calcext:value-type="float">
            <text:p>0.00480056</text:p>
          </table:table-cell>
          <table:table-cell table:style-name="ce2" office:value-type="float" office:value="0.00410218" calcext:value-type="float">
            <text:p>0.00410218</text:p>
          </table:table-cell>
          <table:table-cell table:style-name="ce3" office:value-type="float" office:value="0.000017308" calcext:value-type="float">
            <text:p>1.73E-05</text:p>
          </table:table-cell>
          <table:table-cell table:style-name="ce2" office:value-type="float" office:value="0.000156858" calcext:value-type="float">
            <text:p>0.000156858</text:p>
          </table:table-cell>
          <table:table-cell table:style-name="ce2" office:value-type="float" office:value="0.000117649" calcext:value-type="float">
            <text:p>0.000117649</text:p>
          </table:table-cell>
          <table:table-cell table:style-name="ce2" office:value-type="float" office:value="0.000135689" calcext:value-type="float">
            <text:p>0.000135689</text:p>
          </table:table-cell>
          <table:table-cell table:style-name="ce2" office:value-type="float" office:value="0.000193651" calcext:value-type="float">
            <text:p>0.00019365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.124714" calcext:value-type="float">
            <text:p>0.124714</text:p>
          </table:table-cell>
          <table:table-cell table:style-name="ce2" office:value-type="float" office:value="0.0829877" calcext:value-type="float">
            <text:p>0.0829877</text:p>
          </table:table-cell>
          <table:table-cell table:style-name="ce2" office:value-type="float" office:value="0.000102702" calcext:value-type="float">
            <text:p>0.000102702</text:p>
          </table:table-cell>
          <table:table-cell table:style-name="ce2" office:value-type="float" office:value="0.00084187" calcext:value-type="float">
            <text:p>0.00084187</text:p>
          </table:table-cell>
          <table:table-cell table:style-name="ce2" office:value-type="float" office:value="0.000631114" calcext:value-type="float">
            <text:p>0.000631114</text:p>
          </table:table-cell>
          <table:table-cell table:style-name="ce2" office:value-type="float" office:value="0.000823735" calcext:value-type="float">
            <text:p>0.000823735</text:p>
          </table:table-cell>
          <table:table-cell table:style-name="ce2" office:value-type="float" office:value="0.000997719" calcext:value-type="float">
            <text:p>0.000997719</text:p>
          </table:table-cell>
          <table:table-cell/>
        </table:table-row>
        <table:table-row table:style-name="ro1" table:number-rows-repeated="36">
          <table:table-cell table:number-columns-repeated="12"/>
        </table:table-row>
        <table:table-row table:style-name="ro1">
          <table:table-cell table:number-columns-repeated="7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00060276" calcext:value-type="float">
            <text:p>6.03E-0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0,0018002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480056" calcext:value-type="float">
            <text:p>0.0048005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0.1247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5:46:23.649558997</meta:creation-date>
    <dc:date>2023-11-04T21:11:28.918012925</dc:date>
    <meta:editing-duration>PT12M50S</meta:editing-duration>
    <meta:editing-cycles>2</meta:editing-cycles>
    <meta:generator>LibreOffice/7.3.7.2$Linux_X86_64 LibreOffice_project/30$Build-2</meta:generator>
    <meta:document-statistic meta:table-count="1" meta:cell-count="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287cm" svg:height="9cm" xlink:href=".." xlink:type="simple" chart:class="chart:scatter" chart:style-name="ch1">
        <chart:legend chart:legend-position="end" svg:x="23.058cm" svg:y="2.707cm" style:legend-expansion="high" chart:style-name="ch2"/>
        <chart:plot-area chart:style-name="ch3" table:cell-range-address="Sheet1.D13:Sheet1.D16 Sheet1.E12:Sheet1.K16" chart:data-source-has-labels="row" svg:x="0.645cm" svg:y="0.18cm" svg:width="21.768cm" svg:height="8.64cm">
          <chart:coordinate-region svg:x="2.378cm" svg:y="0.38cm" svg:width="18.30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14:Sheet1.E16" chart:label-cell-address="Sheet1.E12:Sheet1.E16" chart:class="chart:scatter">
            <chart:domain table:cell-range-address="Sheet1.D14:Sheet1.D16"/>
            <chart:data-point chart:repeated="3"/>
          </chart:series>
          <chart:series chart:attached-axis="primary-y" chart:style-name="ch9" chart:values-cell-range-address="Sheet1.F14:Sheet1.F16" chart:label-cell-address="Sheet1.F12:Sheet1.F16" chart:class="chart:scatter">
            <chart:data-point chart:repeated="3"/>
          </chart:series>
          <chart:series chart:attached-axis="secondary-y" chart:style-name="ch10" chart:values-cell-range-address="Sheet1.G14:Sheet1.G16" chart:label-cell-address="Sheet1.G12:Sheet1.G16" chart:class="chart:scatter">
            <chart:data-point chart:repeated="3"/>
          </chart:series>
          <chart:series chart:attached-axis="secondary-y" chart:style-name="ch11" chart:values-cell-range-address="Sheet1.H14:Sheet1.H16" chart:label-cell-address="Sheet1.H12:Sheet1.H16" chart:class="chart:scatter">
            <chart:data-point chart:repeated="3"/>
          </chart:series>
          <chart:series chart:attached-axis="primary-y" chart:style-name="ch12" chart:values-cell-range-address="Sheet1.I14:Sheet1.I16" chart:label-cell-address="Sheet1.I12:Sheet1.I16" chart:class="chart:scatter">
            <chart:data-point chart:repeated="3"/>
          </chart:series>
          <chart:series chart:attached-axis="primary-y" chart:style-name="ch13" chart:values-cell-range-address="Sheet1.J14:Sheet1.J16" chart:label-cell-address="Sheet1.J12:Sheet1.J16" chart:class="chart:scatter">
            <chart:data-point chart:repeated="3"/>
          </chart:series>
          <chart:series chart:attached-axis="primary-y" chart:style-name="ch14" chart:values-cell-range-address="Sheet1.K14:Sheet1.K16" chart:label-cell-address="Sheet1.K12:Sheet1.K16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ubble 6.03E-05 0.00180025 0.00480056 0.124714</text:p>
                <text:list>
                  <text:list-item>
                    <text:p>bubble</text:p>
                  </text:list-item>
                  <text:list-item>
                    <text:p>6.03E-05</text:p>
                  </text:list-item>
                  <text:list-item>
                    <text:p>0.00180025</text:p>
                  </text:list-item>
                  <text:list-item>
                    <text:p>0.00480056</text:p>
                  </text:list-item>
                  <text:list-item>
                    <text:p>0.124714</text:p>
                  </text:list-item>
                </text:list>
                <draw:g>
                  <svg:desc>Sheet1.E12:Sheet1.E16</svg:desc>
                </draw:g>
              </table:table-cell>
              <table:table-cell office:value-type="string">
                <text:p>select 5.74E-05 0.00180025 0.00410218 0.0829877</text:p>
                <text:list>
                  <text:list-item>
                    <text:p>select</text:p>
                  </text:list-item>
                  <text:list-item>
                    <text:p>5.74E-05</text:p>
                  </text:list-item>
                  <text:list-item>
                    <text:p>0.00180025</text:p>
                  </text:list-item>
                  <text:list-item>
                    <text:p>0.00410218</text:p>
                  </text:list-item>
                  <text:list-item>
                    <text:p>0.0829877</text:p>
                  </text:list-item>
                </text:list>
                <draw:g>
                  <svg:desc>Sheet1.F12:Sheet1.F16</svg:desc>
                </draw:g>
              </table:table-cell>
              <table:table-cell office:value-type="string">
                <text:p>insert 0.004698 1.62E-05 1.73E-05 0.000102702</text:p>
                <text:list>
                  <text:list-item>
                    <text:p>insert</text:p>
                  </text:list-item>
                  <text:list-item>
                    <text:p>0.004698</text:p>
                  </text:list-item>
                  <text:list-item>
                    <text:p>1.62E-05</text:p>
                  </text:list-item>
                  <text:list-item>
                    <text:p>1.73E-05</text:p>
                  </text:list-item>
                  <text:list-item>
                    <text:p>0.000102702</text:p>
                  </text:list-item>
                </text:list>
                <draw:g>
                  <svg:desc>Sheet1.G12:Sheet1.G16</svg:desc>
                </draw:g>
              </table:table-cell>
              <table:table-cell office:value-type="string">
                <text:p>quick 1.73E-05 8.85E-05 0.000156858 0.00084187</text:p>
                <text:list>
                  <text:list-item>
                    <text:p>quick</text:p>
                  </text:list-item>
                  <text:list-item>
                    <text:p>1.73E-05</text:p>
                  </text:list-item>
                  <text:list-item>
                    <text:p>8.85E-05</text:p>
                  </text:list-item>
                  <text:list-item>
                    <text:p>0.000156858</text:p>
                  </text:list-item>
                  <text:list-item>
                    <text:p>0.00084187</text:p>
                  </text:list-item>
                </text:list>
                <draw:g>
                  <svg:desc>Sheet1.H12:Sheet1.H16</svg:desc>
                </draw:g>
              </table:table-cell>
              <table:table-cell office:value-type="string">
                <text:p>merge 0.01284 6.40E-05 0.000117649 0.000631114</text:p>
                <text:list>
                  <text:list-item>
                    <text:p>merge</text:p>
                  </text:list-item>
                  <text:list-item>
                    <text:p>0.01284</text:p>
                  </text:list-item>
                  <text:list-item>
                    <text:p>6.40E-05</text:p>
                  </text:list-item>
                  <text:list-item>
                    <text:p>0.000117649</text:p>
                  </text:list-item>
                  <text:list-item>
                    <text:p>0.000631114</text:p>
                  </text:list-item>
                </text:list>
                <draw:g>
                  <svg:desc>Sheet1.I12:Sheet1.I16</svg:desc>
                </draw:g>
              </table:table-cell>
              <table:table-cell office:value-type="string">
                <text:p>heap 0.01535 8.05E-05 0.000135689 0.000823735</text:p>
                <text:list>
                  <text:list-item>
                    <text:p>heap</text:p>
                  </text:list-item>
                  <text:list-item>
                    <text:p>0.01535</text:p>
                  </text:list-item>
                  <text:list-item>
                    <text:p>8.05E-05</text:p>
                  </text:list-item>
                  <text:list-item>
                    <text:p>0.000135689</text:p>
                  </text:list-item>
                  <text:list-item>
                    <text:p>0.000823735</text:p>
                  </text:list-item>
                </text:list>
                <draw:g>
                  <svg:desc>Sheet1.J12:Sheet1.J16</svg:desc>
                </draw:g>
              </table:table-cell>
              <table:table-cell office:value-type="string">
                <text:p>my 0.01783 9.92E-05 0.000193651 0.000997719</text:p>
                <text:list>
                  <text:list-item>
                    <text:p>my</text:p>
                  </text:list-item>
                  <text:list-item>
                    <text:p>0.01783</text:p>
                  </text:list-item>
                  <text:list-item>
                    <text:p>9.92E-05</text:p>
                  </text:list-item>
                  <text:list-item>
                    <text:p>0.000193651</text:p>
                  </text:list-item>
                  <text:list-item>
                    <text:p>0.000997719</text:p>
                  </text:list-item>
                </text:list>
                <draw:g>
                  <svg:desc>Sheet1.K12:Sheet1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D14:Sheet1.D16</svg:desc>
                </draw:g>
              </table:table-cell>
              <table:table-cell office:value-type="float" office:value="0.00180025">
                <text:p>0.00180025</text:p>
                <draw:g>
                  <svg:desc>Sheet1.E14:Sheet1.E16</svg:desc>
                </draw:g>
              </table:table-cell>
              <table:table-cell office:value-type="float" office:value="0.00180025">
                <text:p>0.00180025</text:p>
                <draw:g>
                  <svg:desc>Sheet1.F14:Sheet1.F16</svg:desc>
                </draw:g>
              </table:table-cell>
              <table:table-cell office:value-type="float" office:value="0.000016186">
                <text:p>0.000016186</text:p>
                <draw:g>
                  <svg:desc>Sheet1.G14:Sheet1.G16</svg:desc>
                </draw:g>
              </table:table-cell>
              <table:table-cell office:value-type="float" office:value="0.000088453">
                <text:p>0.000088453</text:p>
                <draw:g>
                  <svg:desc>Sheet1.H14:Sheet1.H16</svg:desc>
                </draw:g>
              </table:table-cell>
              <table:table-cell office:value-type="float" office:value="0.000064004">
                <text:p>0.000064004</text:p>
                <draw:g>
                  <svg:desc>Sheet1.I14:Sheet1.I16</svg:desc>
                </draw:g>
              </table:table-cell>
              <table:table-cell office:value-type="float" office:value="0.000080482">
                <text:p>0.000080482</text:p>
                <draw:g>
                  <svg:desc>Sheet1.J14:Sheet1.J16</svg:desc>
                </draw:g>
              </table:table-cell>
              <table:table-cell office:value-type="float" office:value="0.000099177">
                <text:p>0.000099177</text:p>
                <draw:g>
                  <svg:desc>Sheet1.K14:Sheet1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480056">
                <text:p>0.00480056</text:p>
              </table:table-cell>
              <table:table-cell office:value-type="float" office:value="0.00410218">
                <text:p>0.00410218</text:p>
              </table:table-cell>
              <table:table-cell office:value-type="float" office:value="0.000017308">
                <text:p>0.000017308</text:p>
              </table:table-cell>
              <table:table-cell office:value-type="float" office:value="0.000156858">
                <text:p>0.000156858</text:p>
              </table:table-cell>
              <table:table-cell office:value-type="float" office:value="0.000117649">
                <text:p>0.000117649</text:p>
              </table:table-cell>
              <table:table-cell office:value-type="float" office:value="0.000135689">
                <text:p>0.000135689</text:p>
              </table:table-cell>
              <table:table-cell office:value-type="float" office:value="0.000193651">
                <text:p>0.000193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124714">
                <text:p>0.124714</text:p>
              </table:table-cell>
              <table:table-cell office:value-type="float" office:value="0.0829877">
                <text:p>0.0829877</text:p>
              </table:table-cell>
              <table:table-cell office:value-type="float" office:value="0.000102702">
                <text:p>0.000102702</text:p>
              </table:table-cell>
              <table:table-cell office:value-type="float" office:value="0.00084187">
                <text:p>0.00084187</text:p>
              </table:table-cell>
              <table:table-cell office:value-type="float" office:value="0.000631114">
                <text:p>0.000631114</text:p>
              </table:table-cell>
              <table:table-cell office:value-type="float" office:value="0.000823735">
                <text:p>0.000823735</text:p>
              </table:table-cell>
              <table:table-cell office:value-type="float" office:value="0.000997719">
                <text:p>0.000997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11cm" svg:y="4.002cm" style:legend-expansion="high" chart:style-name="ch2"/>
        <chart:plot-area chart:style-name="ch3" table:cell-range-address="Sheet1.H54:Sheet1.I57 Sheet1.I53:Sheet1.I57" chart:data-source-has-labels="row" svg:x="0.32cm" svg:y="0.18cm" svg:width="10.471cm" svg:height="8.64cm">
          <chart:coordinate-region svg:x="2.053cm" svg:y="0.379cm" svg:width="8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54:Sheet1.I57" chart:label-cell-address="Sheet1.I53:Sheet1.I57" chart:class="chart:scatter">
            <chart:domain table:cell-range-address="Sheet1.H54:Sheet1.H5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 6.03E-05 0,00180025 0.00480056 0.124714</text:p>
                <text:list>
                  <text:list-item>
                    <text:p>b</text:p>
                  </text:list-item>
                  <text:list-item>
                    <text:p>6.03E-05</text:p>
                  </text:list-item>
                  <text:list-item>
                    <text:p>0,00180025</text:p>
                  </text:list-item>
                  <text:list-item>
                    <text:p>0.00480056</text:p>
                  </text:list-item>
                  <text:list-item>
                    <text:p>0.124714</text:p>
                  </text:list-item>
                </text:list>
                <draw:g>
                  <svg:desc>Sheet1.I53:Sheet1.I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54:Sheet1.H57</svg:desc>
                </draw:g>
              </table:table-cell>
              <table:table-cell office:value-type="float" office:value="0.000060276">
                <text:p>0.000060276</text:p>
                <draw:g>
                  <svg:desc>Sheet1.I54:Sheet1.I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480056">
                <text:p>0.0048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